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4960"/>
    </style:style>
    <style:style style:name="P2" style:family="paragraph" style:parent-style-name="Standard">
      <style:paragraph-properties fo:text-align="center" style:justify-single-word="false"/>
      <style:text-properties officeooo:paragraph-rsid="00054960"/>
    </style:style>
    <style:style style:name="P3" style:family="paragraph" style:parent-style-name="Standard">
      <style:text-properties officeooo:rsid="00054960" officeooo:paragraph-rsid="00054960"/>
    </style:style>
    <style:style style:name="P4" style:family="paragraph" style:parent-style-name="Standard">
      <style:text-properties officeooo:paragraph-rsid="0005acf7"/>
    </style:style>
    <style:style style:name="P5" style:family="paragraph" style:parent-style-name="Standard">
      <style:text-properties officeooo:rsid="0005e210" officeooo:paragraph-rsid="0005e210"/>
    </style:style>
    <style:style style:name="P6" style:family="paragraph" style:parent-style-name="Standard">
      <style:text-properties officeooo:rsid="00068e50" officeooo:paragraph-rsid="00068e50"/>
    </style:style>
    <style:style style:name="P7" style:family="paragraph" style:parent-style-name="Standard">
      <style:text-properties officeooo:rsid="000583dd" officeooo:paragraph-rsid="0005acf7"/>
    </style:style>
    <style:style style:name="P8" style:family="paragraph" style:parent-style-name="Standard">
      <style:text-properties officeooo:rsid="000872f7" officeooo:paragraph-rsid="000872f7"/>
    </style:style>
    <style:style style:name="P9" style:family="paragraph" style:parent-style-name="Standard">
      <style:text-properties officeooo:rsid="000a6b1b" officeooo:paragraph-rsid="000a6b1b"/>
    </style:style>
    <style:style style:name="P10" style:family="paragraph" style:parent-style-name="Standard">
      <style:text-properties officeooo:rsid="000abe19" officeooo:paragraph-rsid="000abe19"/>
    </style:style>
    <style:style style:name="P11" style:family="paragraph" style:parent-style-name="Standard">
      <style:text-properties officeooo:rsid="000bc600" officeooo:paragraph-rsid="000bc600"/>
    </style:style>
    <style:style style:name="P12" style:family="paragraph" style:parent-style-name="Standard">
      <style:text-properties officeooo:paragraph-rsid="000bc600"/>
    </style:style>
    <style:style style:name="P13" style:family="paragraph" style:parent-style-name="Standard">
      <style:text-properties officeooo:paragraph-rsid="000ca01c"/>
    </style:style>
    <style:style style:name="P14" style:family="paragraph" style:parent-style-name="Standard">
      <style:text-properties officeooo:rsid="000dd4f1" officeooo:paragraph-rsid="000dd4f1"/>
    </style:style>
    <style:style style:name="T1" style:family="text">
      <style:text-properties officeooo:rsid="00054960"/>
    </style:style>
    <style:style style:name="T2" style:family="text">
      <style:text-properties officeooo:rsid="000583dd"/>
    </style:style>
    <style:style style:name="T3" style:family="text">
      <style:text-properties officeooo:rsid="000bc600"/>
    </style:style>
    <style:style style:name="T4" style:family="text">
      <style:text-properties officeooo:rsid="000c72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ys : TP 02 Prise en main Linux</text:p>
      <text:p text:style-name="P14">Ozdemir Bilgenur</text:p>
      <text:p text:style-name="P1"/>
      <text:p text:style-name="P1">3.1 IDLE :15:51 <text:s text:c="2"/>JCPU : 39.95s <text:s/>PCPU:0.44s <text:s text:c="4"/>WHAT :cinnamon-sessio <text:s text:c="6"/>TTY : <text:span text:style-name="T1">tty7</text:span></text:p>
      <text:p text:style-name="P3"/>
      <text:p text:style-name="P3">3,2 <text:s/>who réponse: <text:s/>sn1 <text:s text:c="5"/>tty7 <text:s text:c="8"/>2020-09-23 12:15 ( :0<text:span text:style-name="T2">)</text:span></text:p>
      <text:p text:style-name="P1"/>
      <text:p text:style-name="P7">4 • ls : <text:s/>Sys___TP_02__Prise__en_main_Linux.pdf <text:s/>TP02_Linux</text:p>
      <text:p text:style-name="P4">• grep : Usage: grep [OPTION]... PATTERNS [FILE]...</text:p>
      <text:p text:style-name="P4">• sort : .........................................................................................................</text:p>
      <text:p text:style-name="P4">• touch : touch: missing file operand</text:p>
      <text:p text:style-name="P4">• cp : cp: missing file operand</text:p>
      <text:p text:style-name="P4">• mv : mv: missing file operand</text:p>
      <text:p text:style-name="P4">• rm : rm: missing operand <text:s text:c="80"/></text:p>
      <text:p text:style-name="P1"><text:s text:c="23"/></text:p>
      <text:p text:style-name="P5">7,2 y’a pas de changement, on est le seul a être dessus.</text:p>
      <text:p text:style-name="P5"/>
      <text:p text:style-name="P6">7,3 Cela ouvre une nouvelle page avec seulement le fichier demandé</text:p>
      <text:p text:style-name="P6"><text:s/></text:p>
      <text:p text:style-name="P8">8 <text:s text:c="2"/>Son rôle est d’afficher tous les documents/fichiers qui sont dans le document demandé.</text:p>
      <text:p text:style-name="P8"/>
      <text:p text:style-name="P9">9.3 TP1 <text:s/>TPdoc <text:s/>Tpmanip</text:p>
      <text:p text:style-name="P9"/>
      <text:p text:style-name="P9">9,4 on constate les documents qui sont dans notre répertoire.</text:p>
      <text:p text:style-name="P9">Après avoir mis la commande ls -a on a 2 autres fichiers cachés nommé avec des points.</text:p>
      <text:p text:style-name="P9"/>
      <text:p text:style-name="P10">9,6 On peut pas les détruire ces répertoires. <text:span text:style-name="T3">Il faut aller dans les documents a l’aide de « cd » et ensuite on pourra les détruire.</text:span></text:p>
      <text:p text:style-name="P10"/>
      <text:p text:style-name="P12">9.7 Pour que cela fonctionne, on doit mettre le documents qu’on souhaite <text:span text:style-name="T4">déplacer</text:span> dans le document indiqué.</text:p>
      <text:p text:style-name="P11"><text:s/></text:p>
      <text:p text:style-name="P13">11,1 <text:s/>il faut aller dans <text:s/>edition préferences ensuite couleur .</text:p>
      <text:p text:style-name="P13">11,2 L’option qui permet de demander une confirmation est rm-i </text:p>
      <text:p text:style-name="P13"/>
      <text:p text:style-name="P13">11,3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12:30:45.483555165</meta:creation-date>
    <dc:date>2020-09-24T12:03:15.077676914</dc:date>
    <meta:editing-duration>PT20M43S</meta:editing-duration>
    <meta:editing-cycles>3</meta:editing-cycles>
    <meta:generator>LibreOffice/6.4.2.2$Linux_X86_64 LibreOffice_project/40$Build-2</meta:generator>
    <meta:document-statistic meta:table-count="0" meta:image-count="0" meta:object-count="0" meta:page-count="1" meta:paragraph-count="25" meta:word-count="208" meta:character-count="1402" meta:non-whitespace-character-count="1073"/>
  </office:meta>
</office:document-meta>
</file>